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4" style:family="paragraph" style:parent-style-name="Text_20_body">
      <style:text-properties officeooo:rsid="002506c5" officeooo:paragraph-rsid="00242bbb"/>
    </style:style>
    <style:style style:name="P15" style:family="paragraph" style:parent-style-name="Text_20_body">
      <style:text-properties officeooo:rsid="0028cdb0" officeooo:paragraph-rsid="0028cdb0"/>
    </style:style>
    <style:style style:name="P16" style:family="paragraph" style:parent-style-name="Text_20_body">
      <style:text-properties officeooo:paragraph-rsid="000d64b8"/>
    </style:style>
    <style:style style:name="P17" style:family="paragraph" style:parent-style-name="Text_20_body">
      <style:text-properties officeooo:rsid="003aa1c4" officeooo:paragraph-rsid="003aa1c4"/>
    </style:style>
    <style:style style:name="P18" style:family="paragraph" style:parent-style-name="Text_20_body">
      <style:text-properties officeooo:rsid="0033816e" officeooo:paragraph-rsid="0033816e"/>
    </style:style>
    <style:style style:name="P19" style:family="paragraph" style:parent-style-name="Text_20_body">
      <style:text-properties officeooo:rsid="003d7437" officeooo:paragraph-rsid="003d7437"/>
    </style:style>
    <style:style style:name="P20" style:family="paragraph" style:parent-style-name="Text_20_body">
      <style:text-properties officeooo:rsid="003e7060" officeooo:paragraph-rsid="003e7060"/>
    </style:style>
    <style:style style:name="P21" style:family="paragraph" style:parent-style-name="Text_20_body">
      <style:text-properties officeooo:rsid="004508a9" officeooo:paragraph-rsid="004508a9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29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30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31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32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officeooo:rsid="0012bd52"/>
    </style:style>
    <style:style style:name="T27" style:family="text">
      <style:text-properties officeooo:rsid="00147315"/>
    </style:style>
    <style:style style:name="T28" style:family="text">
      <style:text-properties officeooo:rsid="00165080"/>
    </style:style>
    <style:style style:name="T29" style:family="text">
      <style:text-properties officeooo:rsid="001670a3"/>
    </style:style>
    <style:style style:name="T30" style:family="text">
      <style:text-properties officeooo:rsid="0017d1b5"/>
    </style:style>
    <style:style style:name="T31" style:family="text">
      <style:text-properties officeooo:rsid="0018be3e"/>
    </style:style>
    <style:style style:name="T32" style:family="text">
      <style:text-properties officeooo:rsid="0019a396"/>
    </style:style>
    <style:style style:name="T33" style:family="text">
      <style:text-properties officeooo:rsid="001a033c"/>
    </style:style>
    <style:style style:name="T34" style:family="text">
      <style:text-properties officeooo:rsid="001ba5d4"/>
    </style:style>
    <style:style style:name="T35" style:family="text">
      <style:text-properties officeooo:rsid="000d64b8"/>
    </style:style>
    <style:style style:name="T36" style:family="text">
      <style:text-properties officeooo:rsid="001ebd10"/>
    </style:style>
    <style:style style:name="T37" style:family="text">
      <style:text-properties officeooo:rsid="001f53ae"/>
    </style:style>
    <style:style style:name="T38" style:family="text">
      <style:text-properties officeooo:rsid="00202ac1"/>
    </style:style>
    <style:style style:name="T39" style:family="text">
      <style:text-properties officeooo:rsid="00210d74"/>
    </style:style>
    <style:style style:name="T40" style:family="text">
      <style:text-properties officeooo:rsid="00218a61"/>
    </style:style>
    <style:style style:name="T41" style:family="text">
      <style:text-properties officeooo:rsid="00232d6f"/>
    </style:style>
    <style:style style:name="T42" style:family="text">
      <style:text-properties officeooo:rsid="00242bbb"/>
    </style:style>
    <style:style style:name="T43" style:family="text">
      <style:text-properties officeooo:rsid="002506c5"/>
    </style:style>
    <style:style style:name="T44" style:family="text">
      <style:text-properties officeooo:rsid="002a6d7f"/>
    </style:style>
    <style:style style:name="T45" style:family="text">
      <style:text-properties officeooo:rsid="00331d51"/>
    </style:style>
    <style:style style:name="T46" style:family="text">
      <style:text-properties officeooo:rsid="0036ec75"/>
    </style:style>
    <style:style style:name="T47" style:family="text">
      <style:text-properties officeooo:rsid="0037fd94"/>
    </style:style>
    <style:style style:name="T48" style:family="text">
      <style:text-properties officeooo:rsid="003a9352"/>
    </style:style>
    <style:style style:name="T49" style:family="text">
      <style:text-properties officeooo:rsid="003c8203"/>
    </style:style>
    <style:style style:name="T50" style:family="text">
      <style:text-properties officeooo:rsid="003cd933"/>
    </style:style>
    <style:style style:name="T51" style:family="text">
      <style:text-properties officeooo:rsid="0054fdb8"/>
    </style:style>
    <style:style style:name="T52" style:family="text">
      <style:text-properties officeooo:rsid="00597d25"/>
    </style:style>
    <style:style style:name="T53" style:family="text">
      <style:text-properties officeooo:rsid="005a3567"/>
    </style:style>
    <style:style style:name="T54" style:family="text">
      <style:text-properties officeooo:rsid="005b82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0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26">Handhabung besser machen, dass man es besser benutzen kann</text:span></text:p>
      <text:p text:style-name="Text_20_body">- <text:span text:style-name="T40">optimale confidence feststellen</text:span></text:p>
      <text:p text:style-name="Text_20_body">- <text:span text:style-name="T40">beste performance rausholen</text:span></text:p>
      <text:p text:style-name="Text_20_body">- <text:span text:style-name="T45">tests einbauen um sicher zu gehen dass die Daten auch am Ende richtig zugeordnet sind (also features und labels)</text:span></text:p>
      <text:p text:style-name="Text_20_body">- <text:span text:style-name="T46">Ergebnisse visualisieren mit jupyter notebook</text:span></text:p>
      <text:p text:style-name="Text_20_body"/>
      <text:h text:style-name="Heading_20_3" text:outline-level="3">Bis <text:span text:style-name="T47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6"><text:span text:style-name="T35">(evtl Parameter </text:span><text:span text:style-name="T2">implementieren)</text:span></text:p>
      <text:p text:style-name="P16"/>
      <text:h text:style-name="Heading_20_3" text:outline-level="3">Bis <text:span text:style-name="T47">21.1.22</text:span>:</text:h>
      <text:p text:style-name="P7">experiment aufbau durchdenken <text:span text:style-name="T48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49">in progress</text:span></text:p>
      <text:p text:style-name="P7">durchdenken welche daten und visualisierungen ich abspeichern muss</text:p>
      <text:p text:style-name="P7"/>
      <text:p text:style-name="P11">Bis 28.<text:span text:style-name="T50">2</text:span>.22:</text:p>
      <text:p text:style-name="P11">- <text:span text:style-name="T3">datenaugementierung fixen</text:span></text:p>
      <text:p text:style-name="P11">- <text:span text:style-name="T3">laufzeit reduzieren!!</text:span></text:p>
      <text:p text:style-name="P11"><text:soft-page-break/>- <text:span text:style-name="T3">visualisierungen mit w&amp;b von confidence mit accuracy/f1 score</text:span>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7">Ich verwende von Anfang nur die Embeddings und nicht mehr strings, das ist ein riesiges Problem da ich zur Datenaugmentierung die strings brauche!!!</text:p>
      <text:p text:style-name="P17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1">jeweils für fasttext und meta modell</text:span></text:p>
      <text:p text:style-name="P1">- <text:span text:style-name="T5">markieren, an welchen Stellen ich etwas ändern muss</text:span></text:p>
      <text:p text:style-name="P8">- genau überlegen was ich als trainingsdaten, was als testdaten nehmen will</text:p>
      <text:p text:style-name="P22">- <text:span text:style-name="T27">ich habe welle 1 gelabelte Daten</text:span></text:p>
      <text:p text:style-name="P22">- <text:span text:style-name="T27">von welle 2 sind einige Daten über das Wörterbuch gelabelt </text:span><text:span text:style-name="T29">(ohne selbstständige)</text:span></text:p>
      <text:p text:style-name="P22">- <text:span text:style-name="T27">von welle 3 sind einige Daten über das Wörterbuch gelabelt </text:span><text:span text:style-name="T29">(ohne selbstständige)</text:span></text:p>
      <text:p text:style-name="P22">- <text:span text:style-name="T28">ich habe das Wörterbuch selbst mit passenden Oesch codes </text:span><text:span text:style-name="T31">(ohne selbstständige)</text:span></text:p>
      <text:p text:style-name="P22">- <text:span text:style-name="T30">ich habe die metadaten von welle 1, 2 und 3 (aufgeteilt nach selbstständige und angestellte)</text:span></text:p>
      <text:p text:style-name="P22">- <text:span text:style-name="T32">derzeit nutze ich welle 2 und welle 3 nur für das metadaten modell</text:span></text:p>
      <text:p text:style-name="P26">- <text:span text:style-name="T36">derzeit:</text:span></text:p>
      <text:p text:style-name="P23"><text:span text:style-name="T37">-fasttext modell: </text:span><text:span text:style-name="T36">trainingsdaten sind das komplette wörterbuch und ein Anteil </text:span><text:span text:style-name="T37">von welle 1 </text:span><text:span text:style-name="T38">in großschreibung und noch einmal in kleinschreibung</text:span></text:p>
      <text:p text:style-name="P23"><text:span text:style-name="T37">- </text:span><text:span text:style-name="T38">validierungsdaten sind nur von welle 1 der übrige Anteil</text:span></text:p>
      <text:p text:style-name="P24">- metamodell: <text:span text:style-name="T39">verwendet als trainingsdaten alle metadaten von einem anteil von welle 1, und vollständig von den über das Wörterbuch gelabelten Daten von Welle 2 und 3</text:span></text:p>
      <text:p text:style-name="P25">- validierungsdaten: nur den übrig gebliebenen Anteil von Welle 1</text:p>
      <text:p text:style-name="P27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8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2">- <text:span text:style-name="T33">presplit werden trainings und validierungsdaten gleich behandelt (also einlesen, formatieren etc.</text:span><text:span text:style-name="T42">)</text:span></text:p>
      <text:p text:style-name="P22">- <text:span text:style-name="T34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4">datengenerierung aufteilen in</text:p>
      <text:p text:style-name="P4">-<text:span text:style-name="T43">presplit datengenerierung, enthält nur die welle 1 daten</text:span></text:p>
      <text:p text:style-name="P9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9"/>
      <text:h text:style-name="Heading_20_3" text:outline-level="3">Fragen:</text:h>
      <text:p text:style-name="P15">Muss ich einen Teil der Daten komplett aus dem Crossvalidation Ding rauslassen? <text:span text:style-name="T44">Also daten in train, test und validation datensatz teilen? </text:span><text:span text:style-name="T46">Nein vermutlich nicht nötig</text:span></text:p>
      <text:p text:style-name="P18">Sollte ich weights and biases verwenden? <text:span text:style-name="T46">Ja</text:span></text:p>
      <text:p text:style-name="P18"/>
      <text:p text:style-name="P19">Was noch zu tun ist:</text:p>
      <text:p text:style-name="P20">- <text:span text:style-name="T3">datensatz shufflen und embeddings hinzufügen, </text:span><text:span text:style-name="T11">einmal Mats fragen</text:span></text:p>
      <text:p text:style-name="P20">-<text:span text:style-name="T3"> </text:span><text:span text:style-name="T11">remove numbers und remove punctuation implementieren</text:span></text:p>
      <text:p text:style-name="P20">- <text:span text:style-name="T19">einmal überprüfen ob Datensatz nicht broken ist</text:span></text:p>
      <text:p text:style-name="P20">- <text:span text:style-name="T12">model </text:span><text:span text:style-name="T13">training caching schneller machen</text:span></text:p>
      <text:p text:style-name="P20">- <text:span text:style-name="T19">neural network hinzufügen</text:span></text:p>
      <text:p text:style-name="P20">- <text:span text:style-name="T13">config </text:span><text:span text:style-name="T24">finalisieren</text:span></text:p>
      <text:p text:style-name="P20">- <text:span text:style-name="T13">debuggen</text:span></text:p>
      <text:p text:style-name="P20">- <text:span text:style-name="T14">combi dataset </text:span><text:span text:style-name="T15">anpassen und probieren ob es noch läuft</text:span></text:p>
      <text:p text:style-name="P13"><text:soft-page-break/>- <text:span text:style-name="T3">handgelabelte daten in prozess einbinden: </text:span><text:span text:style-name="T25">welle 1 und welle 3 zusammenfügen, welle 4 statt welle 3 als zusatzdaten verwenden</text:span></text:p>
      <text:p text:style-name="P13">- <text:span text:style-name="T23">evaluierung hübsch machen</text:span></text:p>
      <text:p text:style-name="P13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3">- <text:span text:style-name="T20">logging einbauen</text:span></text:p>
      <text:p text:style-name="P13">- <text:span text:style-name="T52">setup für das finale durchlaufen lassen aufbauen</text:span></text:p>
      <text:p text:style-name="P13">- <text:span text:style-name="T52">wandb resetten so dass nur die richtigen Ergebnisse gespeichert werden</text:span></text:p>
      <text:p text:style-name="P13">- <text:span text:style-name="T53">zeit loggen pro k fold durchgang und gesamtzeit</text:span></text:p>
      <text:p text:style-name="P13">- <text:span text:style-name="T51">durchlaufen lassen um Ergebnisse zu erzielen</text:span></text:p>
      <text:p text:style-name="P13"/>
      <text:p text:style-name="P30">Todo Analyse:</text:p>
      <text:p text:style-name="P30">- notebook erstellen um plots zu generieren</text:p>
      <text:p text:style-name="P13"/>
      <text:p text:style-name="P20"/>
      <text:p text:style-name="P21">Background section:</text:p>
      <text:p text:style-name="P21">stelle Fasttext vor</text:p>
      <text:p text:style-name="P21">stelle problem vor von occupation coding</text:p>
      <text:p text:style-name="P21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23T13:27:42.627000000</dc:date>
    <meta:editing-duration>P23DT10M7S</meta:editing-duration>
    <meta:editing-cycles>76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88" meta:word-count="746" meta:character-count="5034" meta:non-whitespace-character-count="4374"/>
  </office:meta>
</office:document-meta>
</file>